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4f1e6" officeooo:paragraph-rsid="0004f1e6" style:font-name-complex="Khmer OS"/>
    </style:style>
    <style:style style:name="P2" style:family="paragraph" style:parent-style-name="Standard">
      <style:text-properties style:font-name="Khmer OS" fo:font-size="16pt" style:text-underline-style="none" fo:font-weight="normal" officeooo:rsid="00069317" officeooo:paragraph-rsid="00069317" style:font-weight-asian="normal" style:font-name-complex="Khmer OS" style:font-weight-complex="normal"/>
    </style:style>
    <style:style style:name="P3" style:family="paragraph" style:parent-style-name="Standard">
      <style:text-properties style:font-name="Khmer OS" fo:font-size="16pt" style:text-underline-style="solid" style:text-underline-width="auto" style:text-underline-color="font-color" fo:font-weight="bold" officeooo:rsid="00069317" officeooo:paragraph-rsid="00069317" style:font-weight-asian="bold" style:font-name-complex="Khmer OS" style:font-weight-complex="bold"/>
    </style:style>
    <style:style style:name="P4" style:family="paragraph" style:parent-style-name="Standard">
      <style:text-properties style:font-name="Khmer OS" fo:font-size="26pt" style:text-underline-style="solid" style:text-underline-width="auto" style:text-underline-color="font-color" fo:font-weight="bold" officeooo:rsid="0004f1e6" officeooo:paragraph-rsid="0004f1e6" style:font-weight-asian="bold" style:font-name-complex="Khmer OS" style:font-weight-complex="bold"/>
    </style:style>
    <style:style style:name="P5" style:family="paragraph" style:parent-style-name="Standard">
      <style:text-properties officeooo:paragraph-rsid="00069317"/>
    </style:style>
    <style:style style:name="P6" style:family="paragraph" style:parent-style-name="Standard">
      <style:text-properties fo:color="#ffffff" style:font-name="Khmer OS" fo:font-size="16pt" style:text-underline-style="none" fo:font-weight="bold" officeooo:rsid="0010ab58" officeooo:paragraph-rsid="00069317" fo:background-color="#18a303" style:font-weight-asian="bold" style:font-name-complex="Khmer OS" style:font-weight-complex="bold"/>
    </style:style>
    <style:style style:name="P7" style:family="paragraph" style:parent-style-name="Standard">
      <style:text-properties style:font-name="Khmer OS" fo:font-size="16pt" style:text-underline-style="none" fo:font-weight="normal" officeooo:rsid="00069317" officeooo:paragraph-rsid="00069317" style:font-weight-asian="normal" style:font-name-complex="Khmer OS" style:font-weight-complex="normal"/>
    </style:style>
    <style:style style:name="P8" style:family="paragraph" style:parent-style-name="Standard">
      <style:text-properties style:font-name="Khmer OS" fo:font-size="16pt" style:text-underline-style="solid" style:text-underline-type="double" style:text-underline-width="auto" style:text-underline-color="font-color" fo:font-weight="normal" officeooo:rsid="00069317" officeooo:paragraph-rsid="00069317" style:font-weight-asian="normal" style:font-name-complex="Khmer OS" style:font-weight-complex="normal"/>
    </style:style>
    <style:style style:name="P9" style:family="paragraph" style:parent-style-name="Standard">
      <style:text-properties officeooo:paragraph-rsid="00137f4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officeooo:rsid="00093035"/>
    </style:style>
    <style:style style:name="T5" style:family="text">
      <style:text-properties officeooo:rsid="0009b9a9"/>
    </style:style>
    <style:style style:name="T6" style:family="text">
      <style:text-properties officeooo:rsid="000d6483"/>
    </style:style>
    <style:style style:name="T7" style:family="text">
      <style:text-properties officeooo:rsid="000f4d8c"/>
    </style:style>
    <style:style style:name="T8" style:family="text">
      <style:text-properties style:font-name="Khmer OS" fo:font-size="16pt" style:text-underline-style="none" fo:font-weight="normal" officeooo:rsid="00069317" style:font-weight-asian="normal" style:font-name-complex="Khmer OS" style:font-weight-complex="normal"/>
    </style:style>
    <style:style style:name="T9" style:family="text">
      <style:text-properties fo:color="#ffffff" style:font-name="Khmer OS" fo:font-size="16pt" style:text-underline-style="none" fo:font-weight="bold" officeooo:rsid="0010ab58" fo:background-color="#18a303" loext:char-shading-value="0" style:font-weight-asian="bold" style:font-name-complex="Khmer OS" style:font-weight-complex="bold"/>
    </style:style>
    <style:style style:name="T10" style:family="text">
      <style:text-properties fo:color="#ffffff" style:font-name="Khmer OS" fo:font-size="16pt" style:text-underline-style="none" fo:font-weight="bold" officeooo:rsid="00137f46" fo:background-color="#18a303" loext:char-shading-value="0" style:font-weight-asian="bold" style:font-name-complex="Khmer OS" style:font-weight-complex="bold"/>
    </style:style>
    <style:style style:name="T11" style:family="text">
      <style:text-properties fo:color="#ffffff" fo:font-weight="bold" officeooo:rsid="0010ab58" fo:background-color="#18a303" loext:char-shading-value="0" style:font-weight-asian="bold" style:font-weight-complex="bold"/>
    </style:style>
    <style:style style:name="T12" style:family="text">
      <style:text-properties fo:color="#ffffff" style:text-underline-style="none" fo:font-weight="bold" officeooo:rsid="0010ab58" fo:background-color="#18a303" loext:char-shading-value="0" style:font-weight-asian="bold" style:font-weight-complex="bold"/>
    </style:style>
    <style:style style:name="T13" style:family="text">
      <style:text-properties officeooo:rsid="00137f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9">Date: </text:span><text:span text:style-name="T10">26</text:span><text:span text:style-name="T9">/</text:span><text:span text:style-name="T10">Jan</text:span><text:span text:style-name="T9">/2021</text:span></text:p>
      <text:p text:style-name="P1">Week4</text:p>
      <text:p text:style-name="P1"/>
      <text:p text:style-name="P1"><text:span text:style-name="T1">Chapter2:<text:tab/></text:span><text:tab/><text:span text:style-name="T2">Classes and Objects</text:span></text:p>
      <text:p text:style-name="P4"/>
      <text:p text:style-name="P2">1. Classes: ជាពុម្ពគម្រូសំរាប់បង្កើត Objective</text:p>
      <text:p text:style-name="P2"/>
      <text:p text:style-name="P3"><text:span text:style-name="T3"><text:tab/></text:span>*Syntax:</text:p>
      <text:p text:style-name="P3"/>
      <text:p text:style-name="P2"><text:tab/>class className{</text:p>
      <text:p text:style-name="P2"><text:tab/><text:tab/><text:span text:style-name="T6">private/protected/public:</text:span></text:p>
      <text:p text:style-name="P2"><text:tab/><text:tab/>data members; // <text:span text:style-name="T4">(member variable) </text:span><text:span text:style-name="T5">(Field)</text:span></text:p>
      <text:p text:style-name="P2"/>
      <text:p text:style-name="P2"><text:tab/><text:tab/>public:</text:p>
      <text:p text:style-name="P2"><text:tab/><text:tab/><text:tab/>function member; <text:s/><text:span text:style-name="T4">(member function)</text:span></text:p>
      <text:p text:style-name="P2"><text:tab/><text:tab/><text:tab/>……………………..</text:p>
      <text:p text:style-name="P2"><text:tab/>};</text:p>
      <text:p text:style-name="P2">_____________________________________</text:p>
      <text:p text:style-name="P5"><text:span text:style-name="T9">Date: 02/Feb/2021</text:span></text:p>
      <text:p text:style-name="P6"/>
      <text:p text:style-name="P2"><text:tab/><text:span text:style-name="T7">Data members, Field</text:span></text:p>
      <text:p text:style-name="P8"><text:soft-page-break/></text:p>
      <text:p text:style-name="P2"><text:tab/><text:span text:style-name="T7">Ex: បង្កើត</text:span></text:p>
      <text:p text:style-name="P2">______________________________________________</text:p>
      <text:p text:style-name="P9"><text:span text:style-name="T9">Date: 0</text:span><text:span text:style-name="T10">4</text:span><text:span text:style-name="T9">/Feb/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04T09:04:16.526394885</dc:date>
    <meta:editing-duration>PT1H2M35S</meta:editing-duration>
    <meta:editing-cycles>15</meta:editing-cycles>
    <meta:document-statistic meta:table-count="0" meta:image-count="0" meta:object-count="0" meta:page-count="2" meta:paragraph-count="18" meta:word-count="39" meta:character-count="394" meta:non-whitespace-character-count="354"/>
  </office:meta>
</office:document-meta>
</file>